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lashMapManager.decodeAndNormalizePath( @ Nullable String path , HttpServletRequest reque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FlashMapManager.getFlashMapsMutex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lashMapManager.retrieveAndUpdate( HttpServletRequest request , HttpServletResponse respons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FlashMapManager.getMatchingFlashMap( List &lt; FlashMap &gt; allMaps ,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FlashMapManager.getExpiredFlashMaps( List &lt; FlashMap &gt; allMa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FlashMapManager.setFlashMapTimeout( int flashMap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lashMapManager.getUrlPathHel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lashMapManager.getOriginatingRequestParams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lashMapManager.setUrlPathHelper( UrlPathHelper urlPathHelp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FlashMapManager.getFlashMap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lashMapManager.saveOutputFlashMap( FlashMap flashMap , HttpServletRequest request , Http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FlashMapManager.isFlashMapForRequest( FlashMap flashMap , HttpServletRequest reque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